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6291in"/>
    </style:style>
    <style:style style:name="co2" style:family="table-column">
      <style:table-column-properties fo:break-before="auto" style:column-width="2.4583in"/>
    </style:style>
    <style:style style:name="co3" style:family="table-column">
      <style:table-column-properties fo:break-before="auto" style:column-width="2.7299in"/>
    </style:style>
    <style:style style:name="co4" style:family="table-column">
      <style:table-column-properties fo:break-before="auto" style:column-width="2.872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22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fo:background-color="#b4c7dc" style:text-align-source="fix" style:repeat-content="false" fo:border="0.74pt solid #000000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  <style:map style:condition="cell-content()=12" style:apply-style-name="green" style:base-cell-address="Dedications.C1"/>
    </style:style>
    <style:style style:name="ce2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2pt" style:font-size-asian="12pt" style:font-size-complex="12pt"/>
      <style:map style:condition="cell-content()=12" style:apply-style-name="green" style:base-cell-address="Dedications.C1"/>
    </style:style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2pt" style:font-size-asian="12pt" style:font-size-complex="12pt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Dedications" table:style-name="ta1">
        <office:forms form:automatic-focus="false" form:apply-design-mode="false"/>
        <table:table-column table:style-name="co1" table:number-columns-repeated="2" table:default-cell-style-name="ce18"/>
        <table:table-column table:style-name="co1" table:default-cell-style-name="ce20"/>
        <table:table-column table:style-name="co2" table:default-cell-style-name="ce18"/>
        <table:table-column table:style-name="co3" table:default-cell-style-name="ce18"/>
        <table:table-column table:style-name="co4" table:default-cell-style-name="ce22"/>
        <table:table-column table:style-name="co5" table:number-columns-repeated="1018" table:default-cell-style-name="ce24"/>
        <table:table-row table:style-name="ro1">
          <table:table-cell table:style-name="ce2" office:value-type="string" calcext:value-type="string">
            <text:p>Index</text:p>
          </table:table-cell>
          <table:table-cell table:style-name="ce2" office:value-type="string" calcext:value-type="string">
            <text:p>Etude</text:p>
          </table:table-cell>
          <table:table-cell table:style-name="ce5" office:value-type="string" calcext:value-type="string">
            <text:p>Key</text:p>
          </table:table-cell>
          <table:table-cell table:style-name="ce2" office:value-type="string" calcext:value-type="string">
            <text:p>Last Name</text:p>
          </table:table-cell>
          <table:table-cell table:style-name="ce2" office:value-type="string" calcext:value-type="string">
            <text:p>First Name</text:p>
          </table:table-cell>
          <table:table-cell table:style-name="ce2" office:value-type="string" calcext:value-type="string">
            <text:p>Combined Name</text:p>
          </table:table-cell>
          <table:table-cell table:style-name="ce23" table:number-columns-repeated="1018"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Eliis</text:p>
          </table:table-cell>
          <table:table-cell office:value-type="string" calcext:value-type="string">
            <text:p>Pee Wee</text:p>
          </table:table-cell>
          <table:table-cell table:style-name="ce21" table:formula="of:=[.E2]&amp;&quot; &quot;&amp; [.D2]" office:value-type="string" office:string-value="Pee Wee Eliis" calcext:value-type="string">
            <text:p>Pee Wee Eliis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rker</text:p>
          </table:table-cell>
          <table:table-cell office:value-type="string" calcext:value-type="string">
            <text:p>Charlie</text:p>
          </table:table-cell>
          <table:table-cell table:style-name="ce21" table:formula="of:=[.E3]&amp;&quot; &quot;&amp; [.D3]" office:value-type="string" office:string-value="Charlie Parker" calcext:value-type="string">
            <text:p>Charlie Parker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assity</text:p>
          </table:table-cell>
          <table:table-cell office:value-type="string" calcext:value-type="string">
            <text:p>Sharel</text:p>
          </table:table-cell>
          <table:table-cell table:style-name="ce21" table:formula="of:=[.E4]&amp;&quot; &quot;&amp; [.D4]" office:value-type="string" office:string-value="Sharel Cassity" calcext:value-type="string">
            <text:p>Sharel Cassity</text:p>
          </table:table-cell>
          <table:table-cell table:number-columns-repeated="101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erson</text:p>
          </table:table-cell>
          <table:table-cell office:value-type="string" calcext:value-type="string">
            <text:p>Houston</text:p>
          </table:table-cell>
          <table:table-cell table:style-name="ce21" table:formula="of:=[.E5]&amp;&quot; &quot;&amp; [.D5]" office:value-type="string" office:string-value="Houston Person" calcext:value-type="string">
            <text:p>Houston Person</text:p>
          </table:table-cell>
          <table:table-cell table:number-columns-repeated="101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dd</text:p>
          </table:table-cell>
          <table:table-cell office:value-type="string" calcext:value-type="string">
            <text:p>Vi</text:p>
          </table:table-cell>
          <table:table-cell table:style-name="ce21" table:formula="of:=[.E6]&amp;&quot; &quot;&amp; [.D6]" office:value-type="string" office:string-value="Vi Redd" calcext:value-type="string">
            <text:p>Vi Redd</text:p>
          </table:table-cell>
          <table:table-cell table:number-columns-repeated="101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ela</text:p>
          </table:table-cell>
          <table:table-cell office:value-type="string" calcext:value-type="string">
            <text:p>Tevet</text:p>
          </table:table-cell>
          <table:table-cell table:style-name="ce21" table:formula="of:=[.E7]&amp;&quot; &quot;&amp; [.D7]" office:value-type="string" office:string-value="Tevet Sela" calcext:value-type="string">
            <text:p>Tevet Sela</text:p>
          </table:table-cell>
          <table:table-cell table:number-columns-repeated="101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Kennedy</text:p>
          </table:table-cell>
          <table:table-cell office:value-type="string" calcext:value-type="string">
            <text:p>Shannon</text:p>
          </table:table-cell>
          <table:table-cell table:style-name="ce21" table:formula="of:=[.E8]&amp;&quot; &quot;&amp; [.D8]" office:value-type="string" office:string-value="Shannon Kennedy" calcext:value-type="string">
            <text:p>Shannon Kennedy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Herring</text:p>
          </table:table-cell>
          <table:table-cell office:value-type="string" calcext:value-type="string">
            <text:p>Vincent</text:p>
          </table:table-cell>
          <table:table-cell table:style-name="ce21" table:formula="of:=[.E9]&amp;&quot; &quot;&amp; [.D9]" office:value-type="string" office:string-value="Vincent Herring" calcext:value-type="string">
            <text:p>Vincent Herring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rry</text:p>
          </table:table-cell>
          <table:table-cell office:value-type="string" calcext:value-type="string">
            <text:p>Sue</text:p>
          </table:table-cell>
          <table:table-cell table:style-name="ce21" table:formula="of:=[.E10]&amp;&quot; &quot;&amp; [.D10]" office:value-type="string" office:string-value="Sue Terry" calcext:value-type="string">
            <text:p>Sue Terry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art </text:p>
          </table:table-cell>
          <table:table-cell office:value-type="string" calcext:value-type="string">
            <text:p>Antonio</text:p>
          </table:table-cell>
          <table:table-cell table:style-name="ce21" table:formula="of:=[.E11]&amp;&quot; &quot;&amp; [.D11]" office:value-type="string" office:string-value="Antonio Hart " calcext:value-type="string">
            <text:p>Antonio Hart 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yrick</text:p>
          </table:table-cell>
          <table:table-cell office:value-type="string" calcext:value-type="string">
            <text:p>Don</text:p>
          </table:table-cell>
          <table:table-cell table:style-name="ce21" table:formula="of:=[.E12]&amp;&quot; &quot;&amp; [.D12]" office:value-type="string" office:string-value="Don Myrick" calcext:value-type="string">
            <text:p>Don Myrick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arantino</text:p>
          </table:table-cell>
          <table:table-cell office:value-type="string" calcext:value-type="string">
            <text:p>Alexa</text:p>
          </table:table-cell>
          <table:table-cell table:style-name="ce21" table:formula="of:=[.E13]&amp;&quot; &quot;&amp; [.D13]" office:value-type="string" office:string-value="Alexa Tarantino" calcext:value-type="string">
            <text:p>Alexa Tarantino</text:p>
          </table:table-cell>
          <table:table-cell table:number-columns-repeated="101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trane</text:p>
          </table:table-cell>
          <table:table-cell office:value-type="string" calcext:value-type="string">
            <text:p>John</text:p>
          </table:table-cell>
          <table:table-cell table:style-name="ce21" table:formula="of:=[.E14]&amp;&quot; &quot;&amp; [.D14]" office:value-type="string" office:string-value="John Coltrane" calcext:value-type="string">
            <text:p>John Coltrane</text:p>
          </table:table-cell>
          <table:table-cell table:number-columns-repeated="1018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Greene</text:p>
          </table:table-cell>
          <table:table-cell office:value-type="string" calcext:value-type="string">
            <text:p>Jimmy</text:p>
          </table:table-cell>
          <table:table-cell table:style-name="ce21" table:formula="of:=[.E15]&amp;&quot; &quot;&amp; [.D15]" office:value-type="string" office:string-value="Jimmy Greene" calcext:value-type="string">
            <text:p>Jimmy Greene</text:p>
          </table:table-cell>
          <table:table-cell table:number-columns-repeated="101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hristie</text:p>
          </table:table-cell>
          <table:table-cell office:value-type="string" calcext:value-type="string">
            <text:p>Angélla</text:p>
          </table:table-cell>
          <table:table-cell table:style-name="ce21" table:formula="of:=[.E16]&amp;&quot; &quot;&amp; [.D16]" office:value-type="string" office:string-value="Angélla Christie" calcext:value-type="string">
            <text:p>Angélla Christie</text:p>
          </table:table-cell>
          <table:table-cell table:number-columns-repeated="101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ranklin</text:p>
          </table:table-cell>
          <table:table-cell office:value-type="string" calcext:value-type="string">
            <text:p>Jentezen</text:p>
          </table:table-cell>
          <table:table-cell table:style-name="ce21" table:formula="of:=[.E17]&amp;&quot; &quot;&amp; [.D17]" office:value-type="string" office:string-value="Jentezen Franklin" calcext:value-type="string">
            <text:p>Jentezen Franklin</text:p>
          </table:table-cell>
          <table:table-cell table:number-columns-repeated="101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ss</text:p>
          </table:table-cell>
          <table:table-cell office:value-type="string" calcext:value-type="string">
            <text:p>Roxy</text:p>
          </table:table-cell>
          <table:table-cell table:style-name="ce21" table:formula="of:=[.E18]&amp;&quot; &quot;&amp; [.D18]" office:value-type="string" office:string-value="Roxy Coss" calcext:value-type="string">
            <text:p>Roxy Coss</text:p>
          </table:table-cell>
          <table:table-cell table:number-columns-repeated="101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rawford</text:p>
          </table:table-cell>
          <table:table-cell office:value-type="string" calcext:value-type="string">
            <text:p>Hank</text:p>
          </table:table-cell>
          <table:table-cell table:style-name="ce21" table:formula="of:=[.E19]&amp;&quot; &quot;&amp; [.D19]" office:value-type="string" office:string-value="Hank Crawford" calcext:value-type="string">
            <text:p>Hank Crawford</text:p>
          </table:table-cell>
          <table:table-cell table:number-columns-repeated="101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Gordon</text:p>
          </table:table-cell>
          <table:table-cell office:value-type="string" calcext:value-type="string">
            <text:p>Dexter</text:p>
          </table:table-cell>
          <table:table-cell table:style-name="ce21" table:formula="of:=[.E20]&amp;&quot; &quot;&amp; [.D20]" office:value-type="string" office:string-value="Dexter Gordon" calcext:value-type="string">
            <text:p>Dexter Gordon</text:p>
          </table:table-cell>
          <table:table-cell table:number-columns-repeated="101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loom</text:p>
          </table:table-cell>
          <table:table-cell office:value-type="string" calcext:value-type="string">
            <text:p>Jane Ira</text:p>
          </table:table-cell>
          <table:table-cell table:style-name="ce21" table:formula="of:=[.E21]&amp;&quot; &quot;&amp; [.D21]" office:value-type="string" office:string-value="Jane Ira Bloom" calcext:value-type="string">
            <text:p>Jane Ira Bloom</text:p>
          </table:table-cell>
          <table:table-cell table:number-columns-repeated="101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bodunrin</text:p>
          </table:table-cell>
          <table:table-cell office:value-type="string" calcext:value-type="string">
            <text:p>Temilayo</text:p>
          </table:table-cell>
          <table:table-cell table:style-name="ce21" table:formula="of:=[.E22]&amp;&quot; &quot;&amp; [.D22]" office:value-type="string" office:string-value="Temilayo Abodunrin" calcext:value-type="string">
            <text:p>Temilayo Abodunrin</text:p>
          </table:table-cell>
          <table:table-cell table:number-columns-repeated="101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recker</text:p>
          </table:table-cell>
          <table:table-cell office:value-type="string" calcext:value-type="string">
            <text:p>Michael</text:p>
          </table:table-cell>
          <table:table-cell table:style-name="ce21" table:formula="of:=[.E23]&amp;&quot; &quot;&amp; [.D23]" office:value-type="string" office:string-value="Michael Brecker" calcext:value-type="string">
            <text:p>Michael Brecker</text:p>
          </table:table-cell>
          <table:table-cell table:number-columns-repeated="101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ibango</text:p>
          </table:table-cell>
          <table:table-cell office:value-type="string" calcext:value-type="string">
            <text:p>Manu</text:p>
          </table:table-cell>
          <table:table-cell table:style-name="ce21" table:formula="of:=[.E24]&amp;&quot; &quot;&amp; [.D24]" office:value-type="string" office:string-value="Manu Dibango" calcext:value-type="string">
            <text:p>Manu Dibango</text:p>
          </table:table-cell>
          <table:table-cell table:number-columns-repeated="101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eckman</text:p>
          </table:table-cell>
          <table:table-cell office:value-type="string" calcext:value-type="string">
            <text:p>Mercedes</text:p>
          </table:table-cell>
          <table:table-cell table:style-name="ce21" table:formula="of:=[.E25]&amp;&quot; &quot;&amp; [.D25]" office:value-type="string" office:string-value="Mercedes Beckman" calcext:value-type="string">
            <text:p>Mercedes Beckman</text:p>
          </table:table-cell>
          <table:table-cell table:number-columns-repeated="101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oss</text:p>
          </table:table-cell>
          <table:table-cell office:value-type="string" calcext:value-type="string">
            <text:p>Mark</text:p>
          </table:table-cell>
          <table:table-cell table:style-name="ce21" table:formula="of:=[.E26]&amp;&quot; &quot;&amp; [.D26]" office:value-type="string" office:string-value="Mark Gross" calcext:value-type="string">
            <text:p>Mark Gross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onda</text:p>
          </table:table-cell>
          <table:table-cell office:value-type="string" calcext:value-type="string">
            <text:p>Masato</text:p>
          </table:table-cell>
          <table:table-cell table:style-name="ce21" table:formula="of:=[.E27]&amp;&quot; &quot;&amp; [.D27]" office:value-type="string" office:string-value="Masato Honda" calcext:value-type="string">
            <text:p>Masato Honda</text:p>
          </table:table-cell>
          <table:table-cell table:number-columns-repeated="1018"/>
        </table:table-row>
        <table:table-row table:style-name="ro1">
          <table:table-cell/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Davis</text:p>
          </table:table-cell>
          <table:table-cell office:value-type="string" calcext:value-type="string">
            <text:p>Bert Etta</text:p>
          </table:table-cell>
          <table:table-cell table:style-name="ce21" table:formula="of:=[.E28]&amp;&quot; &quot;&amp; [.D28]" office:value-type="string" office:string-value="Bert Etta Davis" calcext:value-type="string">
            <text:p>Bert Etta Davis</text:p>
          </table:table-cell>
          <table:table-cell table:number-columns-repeated="1018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Garcia</text:p>
          </table:table-cell>
          <table:table-cell office:value-type="string" calcext:value-type="string">
            <text:p>Nubya</text:p>
          </table:table-cell>
          <table:table-cell table:style-name="ce21" table:formula="of:=[.E29]&amp;&quot; &quot;&amp; [.D29]" office:value-type="string" office:string-value="Nubya Garcia" calcext:value-type="string">
            <text:p>Nubya Garcia</text:p>
          </table:table-cell>
          <table:table-cell table:number-columns-repeated="1018"/>
        </table:table-row>
        <table:table-row table:style-name="ro1" table:number-rows-repeated="9971">
          <table:table-cell table:number-columns-repeated="5"/>
          <table:table-cell table:style-name="ce21"/>
          <table:table-cell table:number-columns-repeated="1018"/>
        </table:table-row>
        <table:table-row table:style-name="ro1" table:number-rows-repeated="103857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Dedications.C1:Dedications.C1048576">
            <calcext:condition calcext:apply-style-name="green" calcext:value="=12" calcext:base-cell-address="Dedications.C1"/>
          </calcext:conditional-format>
          <calcext:conditional-format calcext:target-range-address="Dedications.F2:Dedications.F10000">
            <calcext:condition calcext:apply-style-name="Red" calcext:value="duplicate" calcext:base-cell-address="Dedications.F2"/>
          </calcext:conditional-format>
        </calcext:conditional-formats>
      </table:table>
      <table:named-expressions/>
      <table:database-ranges>
        <table:database-range table:name="__Anonymous_Sheet_DB__0" table:target-range-address="Dedications.A1:Dedications.F27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green" style:family="table-cell" style:parent-style-name="Default">
      <style:table-cell-properties fo:background-color="#81d41a"/>
    </style:style>
    <style:style style:name="Red" style:family="table-cell" style:parent-style-name="Default">
      <style:table-cell-properties fo:background-color="#ff0000" style:diagonal-bl-tr="none" style:diagonal-tl-br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1">00/00/0000</text:date>, <text:time style:data-style-name="N2" text:time-value="23:43:10.2413554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0T22:55:36.554972431</meta:creation-date>
    <dc:date>2021-11-01T23:48:43.935045311</dc:date>
    <meta:editing-duration>PT49M50S</meta:editing-duration>
    <meta:editing-cycles>8</meta:editing-cycles>
    <meta:generator>LibreOffice/7.1.6.2$Linux_X86_64 LibreOffice_project/10$Build-2</meta:generator>
    <meta:document-statistic meta:table-count="1" meta:cell-count="171" meta:object-count="0"/>
  </office:meta>
</office:document-meta>
</file>